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A</text:p>
      <text:list xml:id="list2718586763589596822" text:style-name="L1">
        <text:list-item>
          <text:p text:style-name="P3">Questo documento ti sarà inviato all'inizio di ogni sessione di lavoro e in qualunque momento mi accorgo che stiamo andando alladeriva</text:p>
        </text:list-item>
        <text:list-item>
          <text:p text:style-name="P3">questo è un esperimento, le best practis per quanto importanti possono essere meno rilevanti se il progetto fosse da ingegnerizzare. Al momento non sono una priorità </text:p>
        </text:list-item>
      </text:list>
      <text:list xml:id="list9188696091221934080" text:style-name="L2">
        <text:list-item>
          <text:p text:style-name="P4">Non si modifica nulla senza determinazione dell'impatto della modifica al sistema</text:p>
        </text:list-item>
        <text:list-item>
          <text:p text:style-name="P4">Non si fa più di una modifica alla volta</text:p>
        </text:list-item>
        <text:list-item>
          <text:p text:style-name="P4">I file esistenti si modificano solo dopo attenta analisi, <text:span text:style-name="T1">condivisa</text:span></text:p>
        </text:list-item>
        <text:list-item>
          <text:p text:style-name="P4">Ad ogni odifica si pianifica un test per la validazione della stessa, <text:s/>se il test concordato non è superato si ripensa la modifica</text:p>
        </text:list-item>
        <text:list-item>
          <text:p text:style-name="P4">Bisogna mantenere allineato il sistema tra me e Gemini, nel dubbio vince ciò che ho io sul mio computer.</text:p>
        </text:list-item>
        <text:list-item>
          <text:p text:style-name="P4">Per evitare chi controlla il controllore incrociamo i controlli tu controlli quello che faccio io, io controllo quello che fai tu</text:p>
        </text:list-item>
        <text:list-item>
          <text:p text:style-name="P4">Qualora mi venisse in mente una nuovaprocedura sarà aggiunta alla lista e dovrà essere strettamente rispettata</text:p>
        </text:list-item>
      </text:list>
      <text:p text:style-name="P2">Tutto ciò che ho scritto deve essere rispettato in ogni sua parte.</text:p>
      <text:p text:style-name="P2"/>
      <text:p text:style-name="P1">Struttura base</text:p>
      <text:p text:style-name="P2"/>
      <text:p text:style-name="P8">I progetti fondamentali sono </text:p>
      <text:list xml:id="list2462276442057560281" text:style-name="L3">
        <text:list-item>
          <text:p text:style-name="P9">EvolutiveSystem.SQL.Core.csproj</text:p>
        </text:list-item>
        <text:list-item>
          <text:p text:style-name="P9">MIU.Core.csproj</text:p>
        </text:list-item>
      </text:list>
      <text:p text:style-name="Text_20_body">Il primo contiene tutta la gestione di accesso al database che è SQLite</text:p>
      <text:p text:style-name="Text_20_body">Il secondo contiene tutta la logica che gestisce MIU</text:p>
      <text:p text:style-name="Text_20_body">L'unico progetto che può accedere al data base è EvolutiveSystem.SQL.Core.csproj, qualunque accesso al database deve passare da questa classe. Non è possibili istanziare EvolutiveSystem.SQL.Core.csproj in MIU.Core.csproj perchè si va in errore referenza circolare</text:p>
      <text:p text:style-name="P1">L'orchestratore o programma di test </text:p>
      <text:p text:style-name="P2">Il programma che esegue i test e su cui si esegue il debugin è </text:p>
      <text:list xml:id="list1348445560072072576" text:style-name="L4">
        <text:list-item>
          <text:p text:style-name="P6"><text:span text:style-name="T3">MIU.Core.tester.csproj</text:span></text:p>
        </text:list-item>
      </text:list>
      <text:p text:style-name="P7"><text:span text:style-name="T3">Di cui ti fornisco il codice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co Marco Russo</meta:initial-creator>
    <meta:creation-date>2025-06-14T22:33:45.78</meta:creation-date>
    <dc:date>2025-06-18T18:13:20.23</dc:date>
    <dc:creator>Rocco Marco Russo</dc:creator>
    <meta:editing-duration>PT35M27S</meta:editing-duration>
    <meta:editing-cycles>6</meta:editing-cycles>
    <meta:generator>OpenOffice/4.1.10$Win32 OpenOffice.org_project/4110m2$Build-9807</meta:generator>
    <meta:document-statistic meta:table-count="0" meta:image-count="0" meta:object-count="0" meta:page-count="1" meta:paragraph-count="22" meta:word-count="270" meta:character-count="1672"/>
  </office:meta>
</office:document-meta>
</file>